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0992" officeooo:paragraph-rsid="000412b4" style:font-size-asian="12pt" style:font-size-complex="12pt"/>
    </style:style>
    <style:style style:name="P2" style:family="paragraph" style:parent-style-name="Standard">
      <style:text-properties fo:font-size="12pt" officeooo:rsid="00180992" officeooo:paragraph-rsid="0004c565" style:font-size-asian="12pt" style:font-size-complex="12pt"/>
    </style:style>
    <style:style style:name="P3" style:family="paragraph" style:parent-style-name="Standard">
      <style:text-properties fo:font-size="12pt" officeooo:rsid="00197012" officeooo:paragraph-rsid="000412b4" style:font-size-asian="12pt" style:font-size-complex="12pt"/>
    </style:style>
    <style:style style:name="P4" style:family="paragraph" style:parent-style-name="Standard">
      <style:text-properties fo:font-size="12pt" officeooo:rsid="000412b4" officeooo:paragraph-rsid="000412b4" style:font-size-asian="12pt" style:font-size-complex="12pt"/>
    </style:style>
    <style:style style:name="P5" style:family="paragraph" style:parent-style-name="Standard">
      <style:text-properties fo:font-size="12pt" fo:font-style="italic" officeooo:rsid="00197012" officeooo:paragraph-rsid="000412b4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size="12pt" fo:font-style="normal" officeooo:rsid="00197012" officeooo:paragraph-rsid="0004c565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officeooo:rsid="00197012" officeooo:paragraph-rsid="000412b4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size="12pt" fo:font-style="normal" officeooo:rsid="00197012" officeooo:paragraph-rsid="000546d2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Times New Roman" fo:font-size="12pt" fo:font-style="italic" fo:font-weight="bold" officeooo:rsid="0011ce3a" officeooo:paragraph-rsid="000412b4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Times New Roman" fo:font-size="12pt" fo:font-style="italic" fo:font-weight="bold" officeooo:rsid="000a30d7" officeooo:paragraph-rsid="000412b4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officeooo:rsid="00197012" officeooo:paragraph-rsid="00061683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444444" style:font-name="Times New Roman" fo:font-size="12pt" fo:letter-spacing="normal" fo:font-style="normal" fo:font-weight="bold" officeooo:rsid="000412b4" officeooo:paragraph-rsid="000412b4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officeooo:rsid="000412b4" officeooo:paragraph-rsid="0004c565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normal" officeooo:rsid="0004c565" officeooo:paragraph-rsid="0004c565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size="12pt" fo:font-style="normal" officeooo:rsid="000546d2" officeooo:paragraph-rsid="000546d2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97012" style:font-size-asian="12pt" style:font-size-complex="12pt"/>
    </style:style>
    <style:style style:name="T1" style:family="text">
      <style:text-properties fo:font-variant="normal" fo:text-transform="none" fo:color="#444444" fo:letter-spacing="normal" fo:font-style="normal" fo:font-weight="normal"/>
    </style:style>
    <style:style style:name="T2" style:family="text">
      <style:text-properties fo:font-variant="normal" fo:text-transform="none" fo:color="#444444" fo:letter-spacing="normal" fo:font-style="normal" fo:font-weight="bold"/>
    </style:style>
    <style:style style:name="T3" style:family="text">
      <style:text-properties officeooo:rsid="000412b4"/>
    </style:style>
    <style:style style:name="T4" style:family="text">
      <style:text-properties fo:font-style="italic" officeooo:rsid="000412b4" style:font-style-asian="italic" style:font-style-complex="italic"/>
    </style:style>
    <style:style style:name="T5" style:family="text">
      <style:text-properties fo:font-style="italic" officeooo:rsid="0004c565" style:font-style-asian="italic" style:font-style-complex="italic"/>
    </style:style>
    <style:style style:name="T6" style:family="text">
      <style:text-properties fo:font-style="italic" officeooo:rsid="000546d2" style:font-style-asian="italic" style:font-style-complex="italic"/>
    </style:style>
    <style:style style:name="T7" style:family="text">
      <style:text-properties fo:font-style="italic" officeooo:rsid="00061683" style:font-style-asian="italic" style:font-style-complex="italic"/>
    </style:style>
    <style:style style:name="T8" style:family="text">
      <style:text-properties officeooo:rsid="0004c565"/>
    </style:style>
    <style:style style:name="T9" style:family="text">
      <style:text-properties fo:font-style="normal" officeooo:rsid="0004c565" style:font-style-asian="normal" style:font-style-complex="normal"/>
    </style:style>
    <style:style style:name="T10" style:family="text">
      <style:text-properties officeooo:rsid="000546d2"/>
    </style:style>
    <style:style style:name="T11" style:family="text">
      <style:text-properties officeooo:rsid="00061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 To Database Systems And Designs – Spring 2012</text:p>
      <text:p text:style-name="P10">Project title: <text:tab/><text:tab/>Gift Registry</text:p>
      <text:p text:style-name="P10">Group members: <text:tab/>Kevin Whalen, Kyle Meehan, Vidmantas Steponavicius</text:p>
      <text:p text:style-name="P13"/>
      <text:p text:style-name="P17"/>
      <text:p text:style-name="P5">CREATE INDEX Find_Person ON Person (User_ID);</text:p>
      <text:p text:style-name="P3"/>
      <text:p text:style-name="P1"><text:span text:style-name="T3">In our database use </text:span><text:span text:style-name="T4">Person</text:span><text:span text:style-name="T3"> </text:span><text:span text:style-name="T8">information </text:span><text:span text:style-name="T3">will be pulled up by User_ID most efficient since we are not allowing any other key for information search.</text:span></text:p>
      <text:p text:style-name="P4"/>
      <text:p text:style-name="P5">CREATE INDEX Find_Guests_List ON Guests_List (Giver_ID);</text:p>
      <text:p text:style-name="P14"/>
      <text:p text:style-name="P2"><text:span text:style-name="T3">In our database use </text:span><text:span text:style-name="T5">Guests_List</text:span><text:span text:style-name="T8"> </text:span><text:span text:style-name="T3">will be pulled up by </text:span><text:span text:style-name="T8">Giver</text:span><text:span text:style-name="T3">_ID most efficient since we are not allowing any other key for information search. </text:span><text:span text:style-name="T8">It gets Giver_ID and matches with Person_ID in </text:span><text:span text:style-name="T5">Person </text:span><text:span text:style-name="T9">table.</text:span></text:p>
      <text:p text:style-name="P14"/>
      <text:p text:style-name="P5">CREATE INDEX Find_Gift ON Gift (Event_ID);</text:p>
      <text:p text:style-name="P15">We look for gifts related to events by Event_ID and Gift_ID once again we do not allow any other key search in our application there fore this is the best way to index.</text:p>
      <text:p text:style-name="P15"/>
      <text:p text:style-name="P5">CREATE INDEX Find_Item ON Item (Item_ID);</text:p>
      <text:p text:style-name="P6"><text:span text:style-name="T8">When we do Gift_ID mach with Item_ID in </text:span><text:span text:style-name="T5">Gift </text:span><text:span text:style-name="T8">and </text:span><text:span text:style-name="T5">Item </text:span><text:span text:style-name="T8">tables it is most efficient to look-up items by their ID.</text:span></text:p>
      <text:p text:style-name="P15"/>
      <text:p text:style-name="P5">CREATE INDEX Find_Contact_Info ON Contact_Info (User_ID);</text:p>
      <text:p text:style-name="P6"><text:span text:style-name="T8">In address search we match User_IDs in </text:span><text:span text:style-name="T6">Person </text:span><text:span text:style-name="T10">and </text:span><text:span text:style-name="T6">Contact_Info </text:span><text:span text:style-name="T10">tables, non other look-up is allowed in our design.</text:span></text:p>
      <text:p text:style-name="P5">CREATE INDEX Find_Address ON Address (Location_ID);</text:p>
      <text:p text:style-name="P8"><text:span text:style-name="T10">System does search of address by Location_ID in </text:span><text:span text:style-name="T6">Contact_Info </text:span><text:span text:style-name="T10">and</text:span><text:span text:style-name="T6"> Address </text:span><text:span text:style-name="T10">tables. Whole address information is being extracted at once and there is no other key allowed.</text:span></text:p>
      <text:p text:style-name="P16"/>
      <text:p text:style-name="P5">CREATE INDEX Find_Events ON Events (User_ID);</text:p>
      <text:p text:style-name="P7"/>
      <text:p text:style-name="P12"><text:span text:style-name="T11">To find events that are related to person we match User_IDs in </text:span><text:span text:style-name="T7">Events</text:span><text:span text:style-name="T11"> and </text:span><text:span text:style-name="T7">Person</text:span><text:span text:style-name="T11"> t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20:34:55.26</meta:creation-date>
    <dc:date>2013-05-06T22:18:11.29</dc:date>
    <meta:editing-duration>P0D</meta:editing-duration>
    <meta:editing-cycles>3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7" meta:word-count="238" meta:character-count="1480" meta:non-whitespace-character-count="1255"/>
  </office:meta>
</office:document-meta>
</file>